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UMing HK1" svg:font-family="'AR PL UMing H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7fd4a" officeooo:paragraph-rsid="0007fd4a"/>
    </style:style>
    <style:style style:name="P2" style:family="paragraph" style:parent-style-name="Standard">
      <style:text-properties officeooo:rsid="0007fd4a" officeooo:paragraph-rsid="00135d2b"/>
    </style:style>
    <style:style style:name="P3" style:family="paragraph" style:parent-style-name="Standard">
      <style:text-properties officeooo:rsid="0009d7f1"/>
    </style:style>
    <style:style style:name="P4" style:family="paragraph" style:parent-style-name="Standard">
      <style:text-properties officeooo:rsid="0009d7f1" officeooo:paragraph-rsid="0009d7f1"/>
    </style:style>
    <style:style style:name="P5" style:family="paragraph" style:parent-style-name="Standard">
      <style:text-properties officeooo:rsid="0009d7f1" officeooo:paragraph-rsid="000b1c97"/>
    </style:style>
    <style:style style:name="P6" style:family="paragraph" style:parent-style-name="Standard">
      <style:text-properties officeooo:rsid="0009d7f1" officeooo:paragraph-rsid="00167877"/>
    </style:style>
    <style:style style:name="P7" style:family="paragraph" style:parent-style-name="Standard">
      <style:text-properties officeooo:rsid="000e6a2d" officeooo:paragraph-rsid="000e6a2d"/>
    </style:style>
    <style:style style:name="P8" style:family="paragraph" style:parent-style-name="Standard">
      <style:text-properties officeooo:rsid="000cccda" officeooo:paragraph-rsid="001004bd"/>
    </style:style>
    <style:style style:name="P9" style:family="paragraph" style:parent-style-name="Standard">
      <style:text-properties officeooo:rsid="000cccda" officeooo:paragraph-rsid="000cccda"/>
    </style:style>
    <style:style style:name="P10" style:family="paragraph" style:parent-style-name="Standard">
      <style:text-properties officeooo:rsid="001004bd" officeooo:paragraph-rsid="001004bd"/>
    </style:style>
    <style:style style:name="P11" style:family="paragraph" style:parent-style-name="Standard">
      <style:text-properties fo:font-weight="bold" officeooo:rsid="00135d2b" officeooo:paragraph-rsid="00135d2b" style:font-weight-asian="bold" style:font-weight-complex="bold"/>
    </style:style>
    <style:style style:name="P12" style:family="paragraph" style:parent-style-name="Standard">
      <style:paragraph-properties fo:text-align="center" style:justify-single-word="false"/>
      <style:text-properties fo:font-weight="bold" officeooo:rsid="00135d2b" officeooo:paragraph-rsid="00135d2b" style:font-weight-asian="bold" style:font-weight-complex="bold"/>
    </style:style>
    <style:style style:name="P13" style:family="paragraph" style:parent-style-name="Standard">
      <style:text-properties fo:font-weight="bold" officeooo:rsid="00135d2b" officeooo:paragraph-rsid="00142c7f" style:font-weight-asian="bold" style:font-weight-complex="bold"/>
    </style:style>
    <style:style style:name="P14" style:family="paragraph" style:parent-style-name="Standard">
      <style:text-properties fo:font-weight="bold" officeooo:rsid="00135d2b" officeooo:paragraph-rsid="00167877" style:font-weight-asian="bold" style:font-weight-complex="bold"/>
    </style:style>
    <style:style style:name="P15" style:family="paragraph" style:parent-style-name="Standard">
      <style:text-properties fo:font-weight="bold" officeooo:rsid="0009d7f1" officeooo:paragraph-rsid="0009d7f1" style:font-weight-asian="bold" style:font-weight-complex="bold"/>
    </style:style>
    <style:style style:name="P16" style:family="paragraph" style:parent-style-name="Standard">
      <style:text-properties fo:font-weight="bold" officeooo:rsid="00183f1f" officeooo:paragraph-rsid="00183f1f" style:font-weight-asian="bold" style:font-weight-complex="bold"/>
    </style:style>
    <style:style style:name="P17" style:family="paragraph" style:parent-style-name="Standard">
      <style:text-properties officeooo:rsid="00142c7f" officeooo:paragraph-rsid="00142c7f"/>
    </style:style>
    <style:style style:name="P18" style:family="paragraph" style:parent-style-name="Standard">
      <style:text-properties fo:color="#800000"/>
    </style:style>
    <style:style style:name="P19" style:family="paragraph" style:parent-style-name="Standard">
      <style:text-properties fo:color="#800000" officeooo:rsid="00173b04" officeooo:paragraph-rsid="00173b04"/>
    </style:style>
    <style:style style:name="P20" style:family="paragraph" style:parent-style-name="Standard">
      <style:text-properties fo:color="#800000" officeooo:rsid="00120710" officeooo:paragraph-rsid="00142c7f"/>
    </style:style>
    <style:style style:name="P21" style:family="paragraph" style:parent-style-name="Standard">
      <style:text-properties fo:color="#800000" officeooo:rsid="00183f1f" officeooo:paragraph-rsid="00183f1f"/>
    </style:style>
    <style:style style:name="P22" style:family="paragraph" style:parent-style-name="Standard">
      <style:text-properties fo:font-style="italic" style:text-underline-style="none" fo:font-weight="bold" style:font-style-asian="italic" style:font-weight-asian="bold" style:font-style-complex="italic" style:font-weight-complex="bold"/>
    </style:style>
    <style:style style:name="P23" style:family="paragraph" style:parent-style-name="Standard">
      <style:text-properties fo:font-style="italic" fo:font-weight="bold" style:font-style-asian="italic" style:font-weight-asian="bold" style:font-style-complex="italic" style:font-weight-complex="bold"/>
    </style:style>
    <style:style style:name="P24" style:family="paragraph" style:parent-style-name="Standard">
      <style:text-properties officeooo:rsid="00120710" officeooo:paragraph-rsid="00142c7f"/>
    </style:style>
    <style:style style:name="P25" style:family="paragraph" style:parent-style-name="Standard">
      <style:text-properties officeooo:rsid="00120710" officeooo:paragraph-rsid="00173b04"/>
    </style:style>
    <style:style style:name="P26" style:family="paragraph" style:parent-style-name="Standard">
      <style:text-properties officeooo:paragraph-rsid="00167877"/>
    </style:style>
    <style:style style:name="P27" style:family="paragraph" style:parent-style-name="Standard">
      <style:text-properties officeooo:rsid="00183f1f" officeooo:paragraph-rsid="00183f1f"/>
    </style:style>
    <style:style style:name="P28" style:family="paragraph" style:parent-style-name="Standard">
      <style:text-properties style:use-window-font-color="true" officeooo:rsid="00183f1f" officeooo:paragraph-rsid="00183f1f"/>
    </style:style>
    <style:style style:name="P29" style:family="paragraph" style:parent-style-name="Standard">
      <style:text-properties fo:font-style="italic" fo:font-weight="bold" officeooo:rsid="00142c7f" officeooo:paragraph-rsid="00142c7f" style:font-style-asian="italic" style:font-weight-asian="bold" style:font-style-complex="italic" style:font-weight-complex="bold"/>
    </style:style>
    <style:style style:name="P30" style:family="paragraph" style:parent-style-name="Standard">
      <style:text-properties officeooo:rsid="00142c7f" officeooo:paragraph-rsid="0007fd4a"/>
    </style:style>
    <style:style style:name="P31" style:family="paragraph" style:parent-style-name="Standard">
      <style:text-properties fo:font-weight="bold" officeooo:rsid="0007fd4a" officeooo:paragraph-rsid="00167877" style:font-weight-asian="bold" style:font-weight-complex="bold"/>
    </style:style>
    <style:style style:name="P32" style:family="paragraph" style:parent-style-name="Standard">
      <style:text-properties fo:color="#800000" fo:font-weight="bold" officeooo:rsid="00167877" officeooo:paragraph-rsid="00167877" style:font-weight-asian="bold" style:font-weight-complex="bold"/>
    </style:style>
    <style:style style:name="P33" style:family="paragraph" style:parent-style-name="Standard">
      <style:text-properties fo:color="#800000" officeooo:rsid="00183f1f" officeooo:paragraph-rsid="00183f1f"/>
    </style:style>
    <style:style style:name="P34" style:family="paragraph" style:parent-style-name="Standard">
      <style:text-properties officeooo:rsid="00183f1f" officeooo:paragraph-rsid="00183f1f"/>
    </style:style>
    <style:style style:name="P35" style:family="paragraph" style:parent-style-name="Standard">
      <style:text-properties officeooo:rsid="00183f1f" officeooo:paragraph-rsid="001ac6b6"/>
    </style:style>
    <style:style style:name="P36" style:family="paragraph" style:parent-style-name="Standard">
      <style:text-properties officeooo:rsid="0019edcf" officeooo:paragraph-rsid="0019edcf"/>
    </style:style>
    <style:style style:name="P37" style:family="paragraph" style:parent-style-name="Standard">
      <style:text-properties officeooo:rsid="001ac6b6" officeooo:paragraph-rsid="001ac6b6"/>
    </style:style>
    <style:style style:name="T1" style:family="text">
      <style:text-properties officeooo:rsid="000b1c97"/>
    </style:style>
    <style:style style:name="T2" style:family="text">
      <style:text-properties officeooo:rsid="001004bd"/>
    </style:style>
    <style:style style:name="T3" style:family="text">
      <style:text-properties officeooo:rsid="00142c7f"/>
    </style:style>
    <style:style style:name="T4" style:family="text">
      <style:text-properties fo:color="#800000"/>
    </style:style>
    <style:style style:name="T5" style:family="text">
      <style:text-properties fo:color="#800000" officeooo:rsid="00135d2b"/>
    </style:style>
    <style:style style:name="T6" style:family="text">
      <style:text-properties fo:color="#800000" officeooo:rsid="00142c7f"/>
    </style:style>
    <style:style style:name="T7" style:family="text">
      <style:text-properties fo:color="#800000" officeooo:rsid="00167877"/>
    </style:style>
    <style:style style:name="T8" style:family="text">
      <style:text-properties officeooo:rsid="00153bf0"/>
    </style:style>
    <style:style style:name="T9" style:family="text">
      <style:text-properties officeooo:rsid="00167877"/>
    </style:style>
    <style:style style:name="T10" style:family="text">
      <style:text-properties fo:font-weight="bold" style:font-weight-asian="bold" style:font-weight-complex="bold"/>
    </style:style>
    <style:style style:name="T11" style:family="text">
      <style:text-properties fo:font-weight="bold" officeooo:rsid="00167877" style:font-weight-asian="bold" style:font-weight-complex="bold"/>
    </style:style>
    <style:style style:name="T12" style:family="text">
      <style:text-properties fo:font-weight="bold" officeooo:rsid="0007fd4a" style:font-weight-asian="bold" style:font-weight-complex="bold"/>
    </style:style>
    <style:style style:name="T13" style:family="text">
      <style:text-properties fo:font-weight="bold" officeooo:rsid="00135d2b" style:font-weight-asian="bold" style:font-weight-complex="bold"/>
    </style:style>
    <style:style style:name="T14" style:family="text">
      <style:text-properties fo:font-weight="bold" officeooo:rsid="000b1c97" style:font-weight-asian="bold" style:font-weight-complex="bold"/>
    </style:style>
    <style:style style:name="T15" style:family="text">
      <style:text-properties officeooo:rsid="00173b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USER MANUAL EDUPLANET</text:p>
      <text:p text:style-name="P1"/>
      <text:p text:style-name="P1"/>
      <text:p text:style-name="P11">1) Planetoplot : tutoriel</text:p>
      <text:p text:style-name="P2"/>
      <text:p text:style-name="Standard">Planetoplot est un outil python qui permet de faire des figures à partir d'un fichier netcdf en une seule ligne de commande bash. </text:p>
      <text:p text:style-name="P18">Voir toutes les options disponibles :</text:p>
      <text:p text:style-name="Standard">pp.py -h </text:p>
      <text:p text:style-name="P18">Voir ce que contient le fichier netcdf (variables, longitudes, altitudes, temps...): </text:p>
      <text:p text:style-name="Standard">pp.py resultat</text:p>
      <text:p text:style-name="Standard"/>
      <text:p text:style-name="P18">Typiquement :</text:p>
      <text:p text:style-name="Standard">pp.py [fichier netcdf] -v [variable à afficher] -t [time] -x [longitude] -y [latitude] -z [altitude]</text:p>
      <text:p text:style-name="Standard"/>
      <text:p text:style-name="Standard">=&gt; Si on veut afficher une carte, alors on ne spécifie ni x, ni y : pp.py -v … -t … -z </text:p>
      <text:p text:style-name="Standard">=&gt; Si on veut afficher l'évolution d'une variable au cours du temps : pp.py -v … -x … -y … -z …</text:p>
      <text:p text:style-name="Standard">=&gt; Si la variable est un champs 2D (de surface), pas besoin d'utiliser l'option -z</text:p>
      <text:p text:style-name="Standard"/>
      <text:p text:style-name="P22">variables : </text:p>
      <text:p text:style-name="Standard">ALB : albedo</text:p>
      <text:p text:style-name="Standard">ps : pression de surface</text:p>
      <text:p text:style-name="Standard">ISR : flux incident à la surface</text:p>
      <text:p text:style-name="Standard">ASR : flux absorbé par la surface</text:p>
      <text:p text:style-name="Standard">OLR : flux re-émis (IR) par la surface</text:p>
      <text:p text:style-name="Standard">tsurf : temparature à la surface</text:p>
      <text:p text:style-name="Standard">temp : temperature atmospherique (3D)</text:p>
      <text:p text:style-name="Standard"/>
      <text:p text:style-name="P23">Exemples :</text:p>
      <text:p text:style-name="Standard">pp.py resultat.nc -v ISR -t 100 <text:s text:c="7"/><text:span text:style-name="T5">(carte du flux incident au jour 100)</text:span></text:p>
      <text:p text:style-name="Standard">pp.py resultat.nc -v temp -z 1e5 -t 100 <text:s/><text:span text:style-name="T4"><text:s/></text:span><text:span text:style-name="T5">(carte de la temperature atmosphérique à 1 bar au jour 100)</text:span></text:p>
      <text:p text:style-name="Standard">pp.py resultat.nc -v temp -x 0 -t 100 <text:s text:c="3"/><text:span text:style-name="T4"><text:s/></text:span><text:span text:style-name="T5">(Coupe des températures atmosphériques à la longitude 0 au jour 100. Graphe altitudes vs latitudes)</text:span></text:p>
      <text:p text:style-name="Standard"/>
      <text:p text:style-name="P18">Si on tourne avec les continents terrestres, on peut regarder le fichier initial <text:span text:style-name="T3">et les conditions de surface utilisées (albedo, inertie thermique, relief) ;</text:span></text:p>
      <text:p text:style-name="Standard">pp.py RUN/DATAGENERIC/surface_earth.nc -v albedo -t 0</text:p>
      <text:p text:style-name="Standard">pp.py RUN/DATAGENERIC/surface_earth.nc -v thermal -t 0</text:p>
      <text:p text:style-name="Standard">pp.py RUN/DATAGENERIC/surface_earth.nc -v zMOL -t 0</text:p>
      <text:p text:style-name="Standard"/>
      <text:p text:style-name="P18"><text:s/>&gt;&gt;&gt; tracer l'évolution de la tempature moyenne globale :</text:p>
      <text:p text:style-name="Standard">pp.py resultat.nc -v tsurf -x -180,179 -y -90,90 -u meanarea</text:p>
      <text:p text:style-name="P18">&gt;&gt;&gt; l'option -B permet de mettre une image en background de la figure</text:p>
      <text:p text:style-name="P18">&gt;&gt;&gt; l'option -P permet de projeter une carte en utilisant un certain type de projection (sphérique, polaire...)</text:p>
      <text:p text:style-name="P18"><text:s/>&gt;&gt;&gt; pour tracer les vents avec les côtes, échelle 8 m/s</text:p>
      <text:p text:style-name="Standard">pp.py resultat.nc -v temp -z 1e5 -t 280 -i u -j v -B coast -P cyl -o map -W 8 --verbose</text:p>
      <text:p text:style-name="Standard">pp.py resultat.nc -v u -z 2 -t 280 -i u -j v -B coast -P npstere</text:p>
      <text:p text:style-name="P18"><text:s/>&gt;&gt;&gt; pour ajouter les continents en fond et sauver dans map.sh</text:p>
      <text:p text:style-name="Standard">pp.py resultat.nc -v u -z 1e5 -t 280 -i u -j v -B blue -P cyl -H 0.5 --verbose -o map -W 8</text:p>
      <text:p text:style-name="P18"><text:s/>&gt;&gt;&gt; échelle de couleur bleu (_r pour reverse)</text:p>
      <text:p text:style-name="Standard">pp.py resultat.nc -v temp -z 1e5 -t 280 -i u -j v -B coast -P cyl --verbose -o map -W 8 -C RdBu_r</text:p>
      <text:p text:style-name="P18"><text:soft-page-break/><text:s/>&gt;&gt;&gt; bien tracer l'albédo</text:p>
      <text:p text:style-name="Standard">pp.py expnum_2014-11-20_08-45-18-01-00/resultat.nc -v ALB -x 0 -y 80 -F "%.2f" --ylabel "Albedo" --ymin 0.2 --ymax 0.8</text:p>
      <text:p text:style-name="Standard"/>
      <text:p text:style-name="P29">Changer l'axe des temps :</text:p>
      <text:p text:style-name="P17">Par défaut, l'axe des temps est en Ls (longitude solaire)</text:p>
      <text:p text:style-name="P19">- Pour avoir un axe continu de Ls, utiliser l'option -s correctls. Exemple : </text:p>
      <text:p text:style-name="P25">pp.py resultat.nc -v tsurf -x -180,179 -y -90,90 -u meanarea -<text:span text:style-name="T15">s correctls</text:span></text:p>
      <text:p text:style-name="P20">- <text:span text:style-name="T15">Alternative : </text:span>afficher les resultats avec un axe des temps en jour et non en Ls :</text:p>
      <text:p text:style-name="P24">1) taper la commande <text:span text:style-name="T3">suivante, qui permet de situer le dossier où se trouve le code planetoplot</text:span>:</text:p>
      <text:p text:style-name="P24">which pp.py</text:p>
      <text:p text:style-name="P24">2) aller dans le dossier /<text:span text:style-name="T3">planetoplot/settings/ </text:span>ouvrir set_ppclass.txt</text:p>
      <text:p text:style-name="P24">3) supprimer Ls dans la ligne Times;time …</text:p>
      <text:p text:style-name="P24">4) sauver et fermer set_ppclass.txt </text:p>
      <text:p text:style-name="P17">=&gt; pp.py affichera les variables en fonction des jours (de la planète considérée)</text:p>
      <text:p text:style-name="P1"/>
      <text:p text:style-name="P1"/>
      <text:p text:style-name="P13"><text:span text:style-name="T3">2</text:span>) <text:span text:style-name="T3">Chercher des articles</text:span></text:p>
      <text:p text:style-name="P13"/>
      <text:p text:style-name="P30">Google scholar</text:p>
      <text:p text:style-name="P17">NADA ADS : <text:a xlink:type="simple" xlink:href="http://adsabs.harvard.edu/abstract_service.html">http://adsabs.harvard.edu/abstract_service.html</text:a></text:p>
      <text:p text:style-name="P17">=&gt; mettre un chapeau <text:span text:style-name="T8">(^) </text:span>devant le nom d'un auteur pour forcer la recherche en premier auteur : <text:span text:style-name="T8">ex : <text:s text:c="5"/></text:span>^Spiga</text:p>
      <text:p text:style-name="P17">=&gt; choisir <text:span text:style-name="T4">OR</text:span> ou <text:span text:style-name="T4">AND</text:span> lorsqu'on met des mots clef dans « titre » ou « abstract »</text:p>
      <text:p text:style-name="Text_20_body"><text:span text:style-name="T3">=&gt; Plus bas, cocher</text:span><text:span text:style-name="T4"> All refereed articles</text:span> <text:span text:style-name="T3">pour avoir des articles seulement ou</text:span><text:span text:style-name="T6"> </text:span><text:span text:style-name="T4">All bibliographic sources </text:span><text:span text:style-name="T8">pour articles et abstracts de conférences.</text:span></text:p>
      <text:p text:style-name="Standard"/>
      <text:p text:style-name="P14"><text:span text:style-name="T9">3</text:span>) <text:span text:style-name="T9">Remarques générales</text:span></text:p>
      <text:p text:style-name="P1"/>
      <text:p text:style-name="P1">Procéder étape par étape <text:span text:style-name="T9">avec le modèle</text:span>. <text:span text:style-name="T9">Bien c</text:span>omprendre l'impact sur le climat <text:span text:style-name="T9">pour</text:span> chaque changement de paramètre.</text:p>
      <text:p text:style-name="P1">Utiliser les formules et figures du cours. Faire des calculs et estimations a la main pour <text:span text:style-name="T9">confronter les résultats du modèle avec la théorie. </text:span></text:p>
      <text:p text:style-name="P1"/>
      <text:p text:style-name="Standard"><text:span text:style-name="T9">Mettre a jour le code en lançant</text:span> le script :</text:p>
      <text:p text:style-name="Standard">./updatecode.sh</text:p>
      <text:p text:style-name="Standard"/>
      <text:p text:style-name="P27">Lancer des petits runs courts de quelques jours pour vérifier que tout va bien, vérifier les pas de temps, le nombre de sorties etc. Si tout est ok,lancer le run complet. </text:p>
      <text:p text:style-name="P27"/>
      <text:p text:style-name="P27">Dans les fichiers de reglages, attention aux « points »</text:p>
      <text:p text:style-name="P27">5. <text:s text:c="2"/>signifie <text:s text:c="2"/>5.0 <text:s text:c="2"/>c'est un réel</text:p>
      <text:p text:style-name="P27">5.e2 <text:s/>signifie 5.0e2 soit 500.0</text:p>
      <text:p text:style-name="P27">5.6. n'est pas un nombre…</text:p>
      <text:p text:style-name="P27"/>
      <text:p text:style-name="P36">Si vous utilisez une planète éloignée de plusieurs unités astronomiques du soleil (apoastre&gt;24 UA), il faut obligatoirement rentrer les valeurs du perihelie et de l'aphélie en millions de km dans reglages_init.txt. De façon générale, on peut toujours les mettre en million de km.</text:p>
      <text:p text:style-name="Standard"/>
      <text:p text:style-name="P26"><text:span text:style-name="T11">4</text:span><text:span text:style-name="T13">) </text:span><text:span text:style-name="T11">Tourner avec les c</text:span><text:span text:style-name="T12">ontinents </text:span></text:p>
      <text:p text:style-name="P31"/>
      <text:p text:style-name="Standard"><text:soft-page-break/><text:span text:style-name="T9">1) D</text:span>ans INIT, recopier les options de planet_start.earth.continents dans reglage_init.txt</text:p>
      <text:p text:style-name="Standard"><text:span text:style-name="T9">2) L</text:span>ancer le run.sh avec une resolution plus fine :</text:p>
      <text:p text:style-name="Standard">./run.sh -x 16 -y 16 -z 16</text:p>
      <text:p text:style-name="Standard"><text:span text:style-name="T9">3) Vérifier </text:span>les continents sont bien l<text:span text:style-name="T9">à en affichant la carte d'albedo</text:span> :</text:p>
      <text:p text:style-name="Standard">pp.py resultat.nc -v ALB -z 0 -t 0</text:p>
      <text:p text:style-name="P3"/>
      <text:p text:style-name="P15"><text:span text:style-name="T9">5) Tourner</text:span> avec la dynamique et une meilleure résolution </text:p>
      <text:p text:style-name="P15"/>
      <text:p text:style-name="P8"><text:span text:style-name="T2">1) M</text:span>ettre une valeur pour <text:span text:style-name="T9">la vitesse de rotation </text:span>omega dans reglage_init.txt <text:span text:style-name="T9">(unité : radians/sec)</text:span></text:p>
      <text:p text:style-name="P10">2) Dans reglages_run.txt, mettre les options de la dynamique (decommenter les lignes): exemple :</text:p>
      <text:p text:style-name="P10">nday = 500 <text:s text:c="7"/><text:span text:style-name="T4"><text:s/></text:span><text:span text:style-name="T7">(</text:span><text:span text:style-name="T4">nb de jour de simulation</text:span><text:span text:style-name="T7">)</text:span></text:p>
      <text:p text:style-name="P10">ecritphy = <text:span text:style-name="T9">10</text:span> <text:s text:c="4"/><text:span text:style-name="T7">(</text:span><text:span text:style-name="T4">frequence de sortie : ici, tous les </text:span><text:span text:style-name="T7">10</text:span><text:span text:style-name="T4"> pas de temps dynamiques</text:span><text:span text:style-name="T7">)</text:span></text:p>
      <text:p text:style-name="P10">day_step = 240 <text:s text:c="2"/><text:span text:style-name="T7">(</text:span><text:span text:style-name="T4">pas de temps dynamiques : 240 pas de temps par jour</text:span><text:span text:style-name="T7">)</text:span></text:p>
      <text:p text:style-name="P10">diurnal = .true. <text:s/><text:span text:style-name="T7">(</text:span><text:span text:style-name="T4">cycle diurne</text:span><text:span text:style-name="T7">)</text:span></text:p>
      <text:p text:style-name="P10">iphysiq = 5 <text:s text:c="6"/><text:span text:style-name="T7">(</text:span><text:span text:style-name="T4">appel à la physique tous les 5 pas de temps dynamiques</text:span><text:span text:style-name="T7">)</text:span></text:p>
      <text:p text:style-name="P10">iperiod = 5 <text:s text:c="7"/><text:span text:style-name="T7">(</text:span><text:span text:style-name="T4">garder ce pas à 5</text:span><text:span text:style-name="T7">)</text:span></text:p>
      <text:p text:style-name="P32">=&gt; dans cet exemple, on appelle la physique tous les 5 pas de temps dynamiques, soit 240/5=48 fois par jour. On écrit une sortie tous les 10 pas de temps, soit 24 sorties par jour. </text:p>
      <text:p text:style-name="P10">3) lancer run.sh avec option dyn : </text:p>
      <text:p text:style-name="P4">./run.sh -x 16 -y 16 -z 16 --dyn</text:p>
      <text:p text:style-name="P9"/>
      <text:p text:style-name="P6"><text:span text:style-name="T11">6) L</text:span><text:span text:style-name="T10">ancer </text:span><text:span text:style-name="T14">à partir de l'état final du run précédent</text:span></text:p>
      <text:p text:style-name="P5"/>
      <text:p text:style-name="P5">./run.sh --<text:span text:style-name="T1">restart</text:span></text:p>
      <text:p text:style-name="P4"/>
      <text:p text:style-name="P16">7) FAQ</text:p>
      <text:p text:style-name="P27"/>
      <text:p text:style-name="P37"><text:span text:style-name="T4">Je tape une commande pp.py mais il ne trouve pas le fichier resultat.nc</text:span></text:p>
      <text:p text:style-name="P37">Soit je ne suis pas au bon endroit, soit le lien est cassé. Il faut retrouver le resultat.nc</text:p>
      <text:p text:style-name="P35"><text:span text:style-name="T4"/></text:p>
      <text:p text:style-name="P27"><text:span text:style-name="T4">Mon run est fini mais je ne suis pas sûr que tout se soit bien passé…</text:span></text:p>
      <text:p text:style-name="P27">=&gt; regarder les denrières lignes de /RUN/log_gcm. Y a t-il un message d'erreur ? </text:p>
      <text:p text:style-name="P27"/>
      <text:p text:style-name="P21">Mon run est instable (pression négative obtenue…)</text:p>
      <text:p text:style-name="P27">=&gt; Cela arrive, notamment lorsqu'on tourne avec la dynamique</text:p>
      <text:p text:style-name="P27">=&gt; Regarder dans /RUN/log_gcm si il y a des messages d'erreur liés à la dissipation (rechercher dissip)</text:p>
      <text:p text:style-name="P27">=&gt; Si oui, augmenter ou diminuer (selon l'erreur) les coefficients de dissipation dans /RUN/run.def :</text:p>
      <text:p text:style-name="P27">tetagdiv=30000. </text:p>
      <text:p text:style-name="P27">tetagrot = 10000. </text:p>
      <text:p text:style-name="P27">tetatemp = 10000. </text:p>
      <text:p text:style-name="P27">=&gt; On peut aussi augmenter le pas de temps dynamique day_step</text:p>
      <text:p text:style-name="P27"/>
      <text:p text:style-name="P21">Mon fichier resultat.nc n'a pas de variable…</text:p>
      <text:p text:style-name="P27">Soit le run est trop court pour avoir eu le temps de faire une sortie (vérifier day_step, nday, ecritphy), soit il y a un bug, auquel cas il faut regarder dans /RUN/log_gcm si il y a des messages d'erreurs</text:p>
      <text:p text:style-name="P27"/>
      <text:p text:style-name="P21">Le modèle ne compile pas</text:p>
      <text:p text:style-name="P28">Regarder quelle est l'erreur dans MODELES/LMDZ.COMMON/logcompilegcm.</text:p>
      <text:p text:style-name="P7"/>
      <text:p text:style-name="P7"/>
      <text:p text:style-name="P7"><text:soft-page-break/></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AR PL UMing HK1" svg:font-family="'AR PL UMing H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AR PL UMing HK1" style:font-family-asian="'AR PL UMing H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RTRAND Tanguy</meta:initial-creator>
    <meta:creation-date>2016-11-04T17:30:16.383795658</meta:creation-date>
    <dc:date>2016-11-17T18:08:43.481347947</dc:date>
    <dc:creator>BERTRAND </dc:creator>
    <meta:editing-duration>P2DT17H49M52S</meta:editing-duration>
    <meta:editing-cycles>11</meta:editing-cycles>
    <meta:generator>LibreOffice/4.2.8.2$Linux_X86_64 LibreOffice_project/420$Build-2</meta:generator>
    <meta:document-statistic meta:table-count="0" meta:image-count="0" meta:object-count="0" meta:page-count="4" meta:paragraph-count="106" meta:word-count="1201" meta:character-count="6821" meta:non-whitespace-character-count="5659"/>
  </office:meta>
</office:document-meta>
</file>